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margin-top="0in" fo:margin-bottom="0in" style:contextual-spacing="false"/>
      <style:text-properties style:use-window-font-color="true" loext:opacity="0%" style:font-name="Times New Roman" fo:font-style="italic" fo:font-weight="normal" style:font-style-asian="italic" style:font-weight-asian="normal" style:font-name-complex="Times New Roman1"/>
    </style:style>
    <style:style style:name="P2" style:family="paragraph" style:parent-style-name="Standard">
      <style:text-properties fo:color="#000000" loext:opacity="100%" fo:language="en" fo:country="none" style:font-name-asian="Times New Roman1"/>
    </style:style>
    <style:style style:name="P3" style:family="paragraph" style:parent-style-name="Standard">
      <style:paragraph-properties>
        <style:tab-stops>
          <style:tab-stop style:position="0in"/>
        </style:tab-stops>
      </style:paragraph-properties>
      <style:text-properties fo:color="#000000" loext:opacity="100%" fo:language="en" fo:country="none" style:font-name-asian="Times New Roman1"/>
    </style:style>
    <style:style style:name="P4" style:family="paragraph" style:parent-style-name="Standard">
      <style:paragraph-properties>
        <style:tab-stops>
          <style:tab-stop style:position="0in"/>
        </style:tab-stops>
      </style:paragraph-properties>
      <style:text-properties fo:color="#000000" loext:opacity="100%" fo:language="en" fo:country="none" fo:font-style="italic" style:font-name-asian="Times New Roman1" style:font-style-asian="italic"/>
    </style:style>
    <style:style style:name="P5" style:family="paragraph" style:parent-style-name="Standard">
      <style:text-properties fo:color="#000000" loext:opacity="100%" fo:language="en" fo:country="none" fo:font-style="italic" fo:font-weight="bold" style:font-name-asian="Times New Roman1" style:font-style-asian="italic" style:font-weight-asian="bold" style:font-style-complex="italic" style:font-weight-complex="bold"/>
    </style:style>
    <style:style style:name="P6" style:family="paragraph" style:parent-style-name="Standard">
      <style:paragraph-properties fo:margin-left="0.5in" fo:margin-right="0in" fo:text-indent="0in" style:auto-text-indent="false"/>
      <style:text-properties fo:color="#000000" loext:opacity="100%" fo:language="en" fo:country="none" style:font-name-asian="Times New Roman1"/>
    </style:style>
    <style:style style:name="P7" style:family="paragraph" style:parent-style-name="Standard">
      <style:paragraph-properties fo:margin-left="0.25in" fo:margin-right="0in" fo:text-indent="0in" style:auto-text-indent="false"/>
      <style:text-properties fo:font-style="italic" style:font-name-asian="Times New Roman1" style:font-style-asian="italic" style:font-style-complex="italic"/>
    </style:style>
    <style:style style:name="P8" style:family="paragraph" style:parent-style-name="Heading_20_2" style:master-page-name="Standard">
      <style:paragraph-properties fo:margin-top="0in" fo:margin-bottom="0in" style:contextual-spacing="false" style:page-number="auto"/>
      <style:text-properties fo:language="en" fo:country="none" style:font-name-asian="Times New Roman1"/>
    </style:style>
    <style:style style:name="P9" style:family="paragraph" style:parent-style-name="Heading_20_2">
      <style:paragraph-properties fo:margin-top="0.1945in" fo:margin-bottom="0in" style:contextual-spacing="false"/>
      <style:text-properties style:use-window-font-color="true" loext:opacity="0%" style:font-name="Times New Roman" fo:font-style="italic" fo:font-weight="normal" style:font-style-asian="italic" style:font-weight-asian="normal" style:font-name-complex="Times New Roman1"/>
    </style:style>
    <style:style style:name="P10" style:family="paragraph" style:parent-style-name="List_20_Paragraph" style:list-style-name="WWNum1">
      <style:paragraph-properties fo:margin-left="0in" fo:margin-right="0in" fo:text-indent="0in" style:auto-text-indent="false">
        <style:tab-stops>
          <style:tab-stop style:position="0in"/>
        </style:tab-stops>
      </style:paragraph-properties>
    </style:style>
    <style:style style:name="P11" style:family="paragraph" style:parent-style-name="List_20_Paragraph" style:list-style-name="WWNum1">
      <style:paragraph-properties fo:margin-left="0in" fo:margin-right="0in" fo:text-indent="0in" style:auto-text-indent="false">
        <style:tab-stops>
          <style:tab-stop style:position="0in"/>
        </style:tab-stops>
      </style:paragraph-properties>
      <style:text-properties fo:font-style="italic" fo:font-weight="bold" officeooo:rsid="00276c0a" officeooo:paragraph-rsid="00276c0a" style:font-style-asian="italic" style:font-weight-asian="bold" style:font-style-complex="italic" style:font-weight-complex="bold"/>
    </style:style>
    <style:style style:name="P12" style:family="paragraph" style:parent-style-name="Standard">
      <style:paragraph-properties>
        <style:tab-stops>
          <style:tab-stop style:position="0in"/>
        </style:tab-stops>
      </style:paragraph-properties>
      <style:text-properties fo:color="#000000" loext:opacity="100%" fo:language="en" fo:country="none" fo:font-style="italic" style:font-name-asian="Times New Roman1" style:font-style-asian="italic"/>
    </style:style>
    <style:style style:name="P13" style:family="paragraph" style:parent-style-name="Standard">
      <style:text-properties fo:font-style="italic" style:font-name-asian="Times New Roman1" style:font-style-asian="italic" style:font-style-complex="italic"/>
    </style:style>
    <style:style style:name="P14" style:family="paragraph" style:parent-style-name="Standard" style:list-style-name="WWNum1">
      <style:paragraph-properties fo:margin-left="0in" fo:margin-right="0in" fo:text-indent="0in" style:auto-text-indent="false">
        <style:tab-stops>
          <style:tab-stop style:position="0in"/>
        </style:tab-stops>
      </style:paragraph-properties>
    </style:style>
    <style:style style:name="P15"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color="#000000" loext:opacity="100%" fo:language="en" fo:country="none" style:font-name-asian="Times New Roman1"/>
    </style:style>
    <style:style style:name="P16"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color="#000000" loext:opacity="100%" fo:language="en" fo:country="none" fo:font-style="italic" fo:font-weight="bold" officeooo:rsid="001b3e4e" officeooo:paragraph-rsid="001b3e4e" style:font-name-asian="Times New Roman1" style:font-style-asian="italic" style:font-weight-asian="bold" style:font-style-complex="italic" style:font-weight-complex="bold"/>
    </style:style>
    <style:style style:name="P17"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color="#000000" loext:opacity="100%" fo:language="en" fo:country="none" fo:font-style="italic" fo:font-weight="bold" officeooo:rsid="001f2ea1" officeooo:paragraph-rsid="001f2ea1" style:font-name-asian="Times New Roman1" style:font-style-asian="italic" style:font-weight-asian="bold" style:font-style-complex="italic" style:font-weight-complex="bold"/>
    </style:style>
    <style:style style:name="P18"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color="#000000" loext:opacity="100%" fo:language="en" fo:country="none" fo:font-style="italic" fo:font-weight="bold" officeooo:rsid="00245d1d" officeooo:paragraph-rsid="00245d1d" style:font-name-asian="Times New Roman1" style:font-style-asian="italic" style:font-weight-asian="bold" style:font-style-complex="italic" style:font-weight-complex="bold"/>
    </style:style>
    <style:style style:name="P19"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color="#000000" loext:opacity="100%" fo:language="en" fo:country="none" fo:font-style="italic" fo:font-weight="bold" officeooo:rsid="00259d44" officeooo:paragraph-rsid="00259d44" style:font-name-asian="Times New Roman1" style:font-style-asian="italic" style:font-weight-asian="bold" style:font-style-complex="italic" style:font-weight-complex="bold"/>
    </style:style>
    <style:style style:name="P20"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font-style="italic" fo:font-weight="bold" officeooo:rsid="001a787f" officeooo:paragraph-rsid="001a787f" style:font-style-asian="italic" style:font-weight-asian="bold" style:font-style-complex="italic" style:font-weight-complex="bold"/>
    </style:style>
    <style:style style:name="P21" style:family="paragraph" style:parent-style-name="Standard" style:list-style-name="WWNum1">
      <style:paragraph-properties fo:margin-left="0in" fo:margin-right="0in" fo:text-indent="0in" style:auto-text-indent="false">
        <style:tab-stops>
          <style:tab-stop style:position="0in"/>
        </style:tab-stops>
      </style:paragraph-properties>
      <style:text-properties fo:font-style="italic" fo:font-weight="bold" officeooo:rsid="00259d44" officeooo:paragraph-rsid="00259d44" style:font-style-asian="italic" style:font-weight-asian="bold" style:font-style-complex="italic" style:font-weight-complex="bold"/>
    </style:style>
    <style:style style:name="T1" style:family="text">
      <style:text-properties fo:color="#000000" loext:opacity="100%" fo:language="en" fo:country="none" style:font-name-asian="Times New Roman1"/>
    </style:style>
    <style:style style:name="T2" style:family="text">
      <style:text-properties fo:color="#000000" loext:opacity="100%" fo:language="en" fo:country="none" officeooo:rsid="001b3e4e" style:font-name-asian="Times New Roman1"/>
    </style:style>
    <style:style style:name="T3" style:family="text">
      <style:text-properties fo:color="#000000" loext:opacity="100%" fo:language="en" fo:country="none" fo:font-style="italic" style:font-name-asian="Times New Roman1" style:font-style-asian="italic"/>
    </style:style>
    <style:style style:name="T4" style:family="text">
      <style:text-properties fo:color="#000000" loext:opacity="100%" fo:language="en" fo:country="none" fo:font-weight="bold" style:font-name-asian="Times New Roman1" style:font-weight-asian="bold"/>
    </style:style>
    <style:style style:name="T5" style:family="text">
      <style:text-properties fo:color="#000000" loext:opacity="100%" style:text-position="super 58%" fo:language="en" fo:country="none" fo:font-weight="bold" style:font-name-asian="Times New Roman1" style:font-weight-asian="bold"/>
    </style:style>
    <style:style style:name="T6" style:family="text">
      <style:text-properties fo:color="#000000" loext:opacity="100%" style:text-position="super 58%" fo:language="en" fo:country="none" style:font-name-asian="Times New Roman1"/>
    </style:style>
    <style:style style:name="T7" style:family="text">
      <style:text-properties fo:color="#000000" loext:opacity="100%" style:text-position="0% 100%" fo:language="en" fo:country="none" style:font-name-asian="Times New Roman1"/>
    </style:style>
    <style:style style:name="T8" style:family="text">
      <style:text-properties fo:color="#212121" loext:opacity="100%" fo:background-color="#ffffff" loext:char-shading-value="0"/>
    </style:style>
    <style:style style:name="T9" style:family="text">
      <style:text-properties fo:color="#212121" loext:opacity="100%" fo:font-weight="bold" fo:background-color="#ffffff" loext:char-shading-value="0" style:font-weight-asian="bold"/>
    </style:style>
    <style:style style:name="T10" style:family="text">
      <style:text-properties fo:color="#212121" loext:opacity="100%" style:text-position="super 58%" fo:font-weight="bold" fo:background-color="#ffffff" loext:char-shading-value="0" style:font-weight-asian="bold"/>
    </style:style>
    <style:style style:name="T11" style:family="text">
      <style:text-properties style:font-name-asian="Times New Roman1"/>
    </style:style>
    <style:style style:name="T12" style:family="text">
      <style:text-properties style:font-name-asian="Times New Roman1" style:font-style-complex="italic"/>
    </style:style>
    <style:style style:name="T13" style:family="text">
      <style:text-properties officeooo:rsid="00293d4f" style:font-name-asian="Times New Roman1"/>
    </style:style>
    <style:style style:name="T14" style:family="text">
      <style:text-properties fo:font-weight="bold" style:font-name-asian="Times New Roman1" style:font-weight-asian="bold" style:font-style-complex="italic"/>
    </style:style>
    <style:style style:name="T15" style:family="text">
      <style:text-properties officeooo:rsid="002093fa"/>
    </style:style>
    <style:style style:name="T16" style:family="text">
      <style:text-properties officeooo:rsid="00226c56"/>
    </style:style>
    <style:style style:name="T17" style:family="text">
      <style:text-properties officeooo:rsid="00234a99"/>
    </style:style>
    <style:style style:name="T18" style:family="text">
      <style:text-properties style:text-position="sub 58%"/>
    </style:style>
    <style:style style:name="T19" style:family="text">
      <style:text-properties officeooo:rsid="00253234"/>
    </style:style>
    <style:style style:name="T20" style:family="text">
      <style:text-properties style:text-position="super 58%"/>
    </style:style>
    <style:style style:name="T21" style:family="text">
      <style:text-properties style:text-position="super 58%" officeooo:rsid="00293d4f" style:font-name-asian="Times New Roman1"/>
    </style:style>
    <style:style style:name="T22" style:family="text">
      <style:text-properties style:text-position="0% 100%"/>
    </style:style>
    <style:style style:name="T23" style:family="text">
      <style:text-properties style:text-position="0% 100%" officeooo:rsid="00293d4f" style:font-name-asian="Times New Roman1"/>
    </style:style>
    <style:style style:name="T24" style:family="text">
      <style:text-properties officeooo:rsid="0025fd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Homework Assignment 1 - Complexity and ADTs</text:h>
      <text:h text:style-name="P9" text:outline-level="2">Q1 - Q4 are related to the ADT material. In the lecture, we talked about "outside the black box" and "inside the black box".  The related discussion question will give you some practice with working "outside the black box". The assignment is intended to help you think about  "inside the black box", by having you look at alternative representations. In Q1, you look at an alternative to binary. In Q2, you look at where stuff might be stored as a consequence of a selected implementation. In Q3 and Q4, you look at an alternative data structures to leverage the fact that many locations in a standard array might always be empty. <text:s/>In Q6 and Q7 you look at how the time is affected by the underlying cost of the algorithm. <text:s/><text:bookmark text:name="_GoBack"/></text:h>
      <text:h text:style-name="P1" text:outline-level="2"/>
      <text:list xml:id="list3082726111" text:style-name="WWNum1">
        <text:list-item>
          <text:p text:style-name="P15">Show how nonnegative numbers can be represented in an imaginary ternary computer using trits (0,1,2) instead of bits (0,1). Why don't we do things this way?</text:p>
          <text:list>
            <text:list-item>
              <text:p text:style-name="P20"><text:span text:style-name="T1">Numbers could be 9 trits long with each trit being 0,1,2. For example, </text:span><text:span text:style-name="T2">60</text:span><text:span text:style-name="T1"> would be 2011. </text:span><text:span text:style-name="T2">This is not done because binary representation comes from a hardware limitation of OFF/ON or HI/LO from the actual construction of tansistors.</text:span></text:p>
            </text:list-item>
          </text:list>
        </text:list-item>
      </text:list>
      <text:p text:style-name="P5"/>
      <text:list xml:id="list190356741163191" text:continue-numbering="true" text:style-name="WWNum1">
        <text:list-item>
          <text:p text:style-name="P15">If each element of an array RM,with 10 rows and 20 columns, stored in row major order, takes four bytes of space, where the first element of RM starts at 100, what is the address of RM[5][3] and RM[9][19]?</text:p>
          <text:list>
            <text:list-item>
              <text:p text:style-name="P16">4*(20+20+20+20+20+3)=412, therefore 100 + 412 = 512 so RM[5][3] is 512-516 bytes assuming a single continuous allocation of bytes. 4*(20+20+20+20+20+20+20+20+20+19) = 796, therefore 100+796=896 so RM[9][19] is 896-900 bytes with the same assumption.</text:p>
            </text:list-item>
          </text:list>
        </text:list-item>
      </text:list>
      <text:p text:style-name="P3"/>
      <text:p text:style-name="P4">In questions 3 and 4, we suggest indexing the array from one, since matrices are normally indexed from (1,1). <text:s/>After you find your formula, then you can adjust it to index the array from zero.</text:p>
      <text:p text:style-name="P4"/>
      <text:list xml:id="list190356204368649" text:continue-numbering="true" text:style-name="WWNum1">
        <text:list-item>
          <text:p text:style-name="P15">A lower triangular matrix is an nxn array in which has a[i][j] = = 0 if i&lt;j. What is the maximum number of non zero elements? How can they be stored in memory sequentially? Find a formula k= f(i,j) to store location a[i][j] in k (you only want to store the nonzero elements). Do not write code. Code would work if you were manually converting the matrix from one form to the other all at once, but you need the formula to convert otherwise.</text:p>
          <text:list>
            <text:list-item>
              <text:p text:style-name="P17">Max number of non zero elements is <text:span text:style-name="T15">1+2+...+(N-1)+N --&gt; N(N-1)/2 + N. Non zero elements can be sotred in memoery sequentially by iterating through matrix ‘a’ </text:span><text:span text:style-name="T16">through indexes such that ‘i’ is less than ‘j’ </text:span><text:span text:style-name="T24">in a row major implementation</text:span><text:span text:style-name="T16">. </text:span><text:span text:style-name="T17">this produces the following algorithm</text:span><text:span text:style-name="T16"> if(i&lt;j) k = a[i</text:span><text:span text:style-name="T19">][</text:span><text:span text:style-name="T16">j];</text:span><text:span text:style-name="T15"> </text:span></text:p>
            </text:list-item>
          </text:list>
        </text:list-item>
      </text:list>
      <text:p text:style-name="P3"/>
      <text:list xml:id="list190357797598527" text:continue-numbering="true" text:style-name="WWNum1">
        <text:list-item>
          <text:p text:style-name="P15">A tridiagonal matrix is an nxn array in which has a[i][j] = = 0 if |i-j| &gt; 1. What is the maximum number of non zero elements? How can they be stored in memory sequentially? Find a formula k= f(i,j) to store location a[i][j] in k, when |i-j| &lt;=1 (you only want to store the nonzero elements). Do not write code. Code would work if you were manually converting the matrix from one form to the other all at once, but you need the formula to convert otherwise.</text:p>
          <text:list>
            <text:list-item>
              <text:p text:style-name="P18">The max number of non zero elements is 2<text:span text:style-name="T18">1</text:span>+3<text:span text:style-name="T18">2</text:span>+3<text:span text:style-name="T18">3</text:span>+...+3<text:span text:style-name="T18">N-2</text:span>+2=4+3(N-2)=3N-2 where N is the length of one side of the square matrix. <text:span text:style-name="T19">Simillar to the problem above </text:span><text:span text:style-name="T24">in a row major implementation</text:span><text:span text:style-name="T19">, the following algorithm if (|i-j| &lt;= 1) k = [i][j];</text:span></text:p>
            </text:list-item>
          </text:list>
        </text:list-item>
      </text:list>
      <text:p text:style-name="P6"/>
      <text:list xml:id="list190357963197122" text:continue-numbering="true" text:style-name="WWNum1">
        <text:list-item>
          <text:p text:style-name="P10"><text:span text:style-name="T8">Consider two functions </text:span><text:span text:style-name="T9">f(n)=an</text:span><text:span text:style-name="T10">2</text:span><text:span text:style-name="T8">, and </text:span><text:span text:style-name="T9">g(n)=bnlgn</text:span><text:span text:style-name="T8">.  For what value of </text:span><text:span text:style-name="T9">n</text:span><text:span text:style-name="T8"> do they intersect, and at which value(s) of the constants </text:span><text:span text:style-name="T9">a</text:span><text:span text:style-name="T8"> and </text:span><text:span text:style-name="T9">b</text:span><text:span text:style-name="T8">? Pick some values of </text:span><text:span text:style-name="T9">a</text:span><text:span text:style-name="T8"> and </text:span><text:span text:style-name="T9">b</text:span><text:span text:style-name="T8"> and then find </text:span><text:span text:style-name="T9">n</text:span><text:span text:style-name="T8">. <text:s/>Experiment with different sets of values for </text:span><text:span text:style-name="T9">a and b</text:span><text:span text:style-name="T8">.  What trends do you observe?</text:span><text:span text:style-name="T1"> <text:s/></text:span><text:span text:style-name="T4">an</text:span><text:span text:style-name="T5">2</text:span><text:span text:style-name="T1"> and </text:span><text:span text:style-name="T9">bnlgn</text:span><text:span text:style-name="T1"> are terms that might </text:span><text:soft-page-break/><text:span text:style-name="T1">come from an expression representing the amount of work done by a piece of code. Looking for where they are equal will help you decide which part is dominant. </text:span><text:span text:style-name="T3">We suggest solving this problem empirically, rather than mathematically, i.e. draw graph of the functions.</text:span><text:span text:style-name="T12"> Remember that </text:span><text:span text:style-name="T14">a</text:span><text:span text:style-name="T12"> and</text:span><text:span text:style-name="T14"> b</text:span><text:span text:style-name="T12"> are constants, but may not necessarily be integer.</text:span></text:p>
          <text:list>
            <text:list-item>
              <text:p text:style-name="P11"><text:span text:style-name="T11">If a=1 and b=2, they intersect at n = 2. After using different values of a &amp; b, it is observed that b must be 2a in order for f(n) and g(n) to intersect. </text:span><text:span text:style-name="T13">The n</text:span><text:span text:style-name="T21">2</text:span><text:span text:style-name="T23"> term is clearly more dominant term.</text:span></text:p>
            </text:list-item>
          </text:list>
        </text:list-item>
      </text:list>
      <text:p text:style-name="P7"/>
      <text:p text:style-name="P13">For Q6 and Q7 just worry about time, not space. Feel free to leave your response in exponential form.</text:p>
      <text:p text:style-name="P2"/>
      <text:list xml:id="list190355843035213" text:continue-numbering="true" text:style-name="WWNum1">
        <text:list-item>
          <text:p text:style-name="P15">What is the maximum size of a problem that can be solved in one hour if the algorithm takes lg n microseconds?</text:p>
          <text:list>
            <text:list-item>
              <text:p text:style-name="P19">2<text:span text:style-name="T20">3600000000</text:span><text:span text:style-name="T22"> = n</text:span></text:p>
            </text:list-item>
          </text:list>
        </text:list-item>
      </text:list>
      <text:p text:style-name="P3"/>
      <text:list xml:id="list190356619006334" text:continue-numbering="true" text:style-name="WWNum1">
        <text:list-item>
          <text:p text:style-name="P14"><text:span text:style-name="T1">What is the maximum size of a problem that can be solved in one hour if the algorithm takes n</text:span><text:span text:style-name="T6">3</text:span><text:span text:style-name="T1"> microseconds?</text:span></text:p>
          <text:list>
            <text:list-item>
              <text:p text:style-name="P21"><text:span text:style-name="T1">3600000000</text:span><text:span text:style-name="T6">1/3 </text:span><text:span text:style-name="T7">which is approximately 1532</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style:text-properties fo:color="#0067ac" loext:opacity="100%" style:font-name="Arial" fo:font-family="Arial"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945in" fo:margin-bottom="0.1945in" style:contextual-spacing="false"/>
      <style:text-properties fo:color="#0067ac"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Heading_20_3" style:display-name="Heading 3" style:family="paragraph" style:parent-style-name="Standard" style:default-outline-level="3" style:list-style-name="" style:class="text">
      <style:paragraph-properties fo:margin-top="0.1945in" fo:margin-bottom="0in" style:contextual-spacing="false"/>
      <style:text-properties fo:color="#0067ac"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1945in" fo:margin-bottom="0in" style:contextual-spacing="false"/>
      <style:text-properties fo:color="#0067ac" loext:opacity="100%"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font-weight-complex="bold"/>
    </style:style>
    <style:style style:name="Heading_20_5" style:display-name="Heading 5" style:family="paragraph" style:parent-style-name="Standard" style:default-outline-level="5" style:list-style-name="" style:class="text">
      <style:paragraph-properties fo:margin-top="0.1945in" fo:margin-bottom="0in" style:contextual-spacing="false"/>
      <style:text-properties fo:color="#0067ac" loext:opacity="100%"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font-weight-complex="bold"/>
    </style:style>
    <style:style style:name="Heading_20_6" style:display-name="Heading 6" style:family="paragraph" style:parent-style-name="Standard" style:default-outline-level="6" style:list-style-name="" style:class="text">
      <style:paragraph-properties fo:margin-top="0.1945in" fo:margin-bottom="0in" style:contextual-spacing="false"/>
      <style:text-properties fo:color="#0067ac" loext:opacity="100%"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1945in" fo:margin-bottom="0.1945in" style:contextual-spacing="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illustration" style:family="paragraph" style:parent-style-name="Standard" style:default-outline-level="">
      <style:paragraph-properties fo:margin-top="0.1945in" fo:margin-bottom="0.1945in" style:contextual-spacing="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photo" style:family="paragraph" style:parent-style-name="Standard" style:default-outline-level="">
      <style:paragraph-properties fo:margin-top="0.1945in" fo:margin-bottom="0.1945in" style:contextual-spacing="false" fo:padding="0in" fo:border="0.74pt solid #aab3bb" style:shadow="non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biopic" style:family="paragraph" style:parent-style-name="Standard" style:default-outline-level="">
      <style:paragraph-properties fo:margin-top="0.1945in" fo:margin-bottom="0.1945in" style:contextual-spacing="false" fo:padding="0in" fo:border="0.74pt solid #aab3bb" style:shadow="non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outline" style:family="paragraph" style:parent-style-name="Standard" style:default-outline-level="">
      <style:paragraph-properties fo:padding="0in" fo:border="0.74pt solid #aab3bb" style:shadow="non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gradingscale" style:family="paragraph" style:parent-style-name="Standard" style:default-outline-level="">
      <style:paragraph-properties fo:padding="0in" fo:border="0.74pt solid #aab3bb" style:shadow="non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bio" style:family="paragraph" style:parent-style-name="Standard" style:default-outline-level="">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Caption1" style:family="paragraph" style:parent-style-name="Standard" style:default-outline-level="">
      <style:paragraph-properties fo:margin-top="0.1945in" fo:margin-bottom="0.1945in" style:contextual-spacing="false"/>
      <style:text-properties fo:color="#000000" loext:opacity="100%" style:font-name="Arial" fo:font-family="Arial"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equation" style:family="paragraph" style:parent-style-name="Standard" style:default-outline-level="">
      <style:paragraph-properties fo:margin-top="0.1945in" fo:margin-bottom="0.1945in" style:contextual-spacing="false"/>
      <style:text-properties fo:color="#000000" loext:opacity="100%"/>
    </style:style>
    <style:style style:name="eqillustration" style:family="paragraph" style:parent-style-name="Standard" style:default-outline-level="">
      <style:paragraph-properties fo:margin-left="0.5209in" fo:margin-right="0in" fo:margin-top="0.052in" fo:margin-bottom="0.052in" style:contextual-spacing="false" fo:text-indent="0in" style:auto-text-indent="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qcaption" style:family="paragraph" style:parent-style-name="Standard" style:default-outline-level="">
      <style:paragraph-properties fo:margin-left="-0.5209in" fo:margin-right="0in" fo:text-indent="0in" style:auto-text-indent="false"/>
      <style:text-properties fo:color="#000000" loext:opacity="100%" style:font-name="Arial" fo:font-family="Arial"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table" style:family="paragraph" style:parent-style-name="Standard" style:default-outline-level="">
      <style:paragraph-properties fo:padding="0in" fo:border="0.74pt solid #aab3bb" style:shadow="non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center" style:family="paragraph" style:parent-style-name="Standard" style:default-outline-level="">
      <style:paragraph-properties fo:margin-top="0.1945in" fo:margin-bottom="0.1945in" style:contextual-spacing="false" fo:text-align="center" style:justify-single-word="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instructions" style:family="paragraph" style:parent-style-name="Standard" style:default-outline-level="">
      <style:paragraph-properties fo:margin-left="-0.1563in" fo:margin-right="0in" fo:text-indent="0in" style:auto-text-indent="false"/>
      <style:text-properties fo:color="#ff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underline" style:family="paragraph" style:parent-style-name="Standard" style:default-outline-level="">
      <style:paragraph-properties fo:margin-top="0.1945in" fo:margin-bottom="0.1945in" style:contextual-spacing="false"/>
      <style:text-properties fo:color="#000000" loext:opacity="100%" style:font-name="Arial" fo:font-family="Arial" style:font-family-generic="roman" style:font-pitch="variable" fo:font-size="10pt" style:text-underline-style="solid" style:text-underline-width="auto" style:text-underline-color="font-color" style:font-size-asian="10pt" style:font-name-complex="Arial1" style:font-family-complex="Arial" style:font-family-generic-complex="system" style:font-pitch-complex="variable" style:font-size-complex="10pt"/>
    </style:style>
    <style:style style:name="nobullet" style:family="paragraph" style:parent-style-name="Standard" style:default-outline-level="">
      <style:paragraph-properties fo:margin-left="-0.2083in" fo:margin-right="0in" fo:text-indent="0in" style:auto-text-indent="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nobulletp" style:family="paragraph" style:parent-style-name="Standard" style:default-outline-level="">
      <style:paragraph-properties fo:margin-top="0in" fo:margin-bottom="0.1354in" style:contextual-spacing="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references" style:family="paragraph" style:parent-style-name="Standard" style:default-outline-level="">
      <style:paragraph-properties fo:margin-left="-0.2083in" fo:margin-right="0in" fo:margin-top="0.0728in" fo:margin-bottom="0in" style:contextual-spacing="false" fo:text-indent="0in" style:auto-text-indent="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indent" style:family="paragraph" style:parent-style-name="Standard" style:default-outline-level="">
      <style:paragraph-properties fo:margin-left="0.2083in" fo:margin-right="0in" fo:margin-top="0.1945in" fo:margin-bottom="0.1945in" style:contextual-spacing="false" fo:text-indent="0in" style:auto-text-indent="false"/>
      <style:text-properties fo:color="#000000" loext:opacity="1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er1" style:family="paragraph" style:parent-style-name="Standard" style:default-outline-level="">
      <style:paragraph-properties fo:margin-top="0.1945in" fo:margin-bottom="0.1945in" style:contextual-spacing="false" fo:text-align="center" style:justify-single-word="false"/>
      <style:text-properties fo:color="#aab3bb" loext:opacity="100%" style:font-name="Arial" fo:font-family="Arial"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pyright" style:family="paragraph" style:parent-style-name="Standard" style:default-outline-level="">
      <style:paragraph-properties fo:margin-top="0.1945in" fo:margin-bottom="0.1945in" style:contextual-spacing="false"/>
      <style:text-properties fo:color="#000000" loext:opacity="100%"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8bb0"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8bb0"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
      <style:text-properties fo:color="#243f60"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yllabus</dc:title>
    <meta:initial-creator>Eleanor Chlan</meta:initial-creator>
    <meta:editing-cycles>18</meta:editing-cycles>
    <meta:print-date>2012-05-09T19:58:00</meta:print-date>
    <meta:creation-date>2014-02-06T19:06:00</meta:creation-date>
    <dc:date>2021-02-02T19:03:55.619013263</dc:date>
    <meta:editing-duration>PT20H1M58S</meta:editing-duration>
    <meta:generator>LibreOffice/7.0.4.2$Linux_X86_64 LibreOffice_project/00$Build-2</meta:generator>
    <meta:document-statistic meta:table-count="0" meta:image-count="0" meta:object-count="0" meta:page-count="2" meta:paragraph-count="18" meta:word-count="812" meta:character-count="4471" meta:non-whitespace-character-count="3681"/>
    <meta:user-defined meta:name="AppVersion">15.0000</meta:user-defined>
    <meta:template xlink:type="simple" xlink:actuate="onRequest" xlink:title="Normal.dotm" xlink:href=""/>
  </office:meta>
</office:document-meta>
</file>